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731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154cm"/>
    </style:style>
    <style:style style:name="co26" style:family="table-column">
      <style:table-column-properties fo:break-before="auto" style:column-width="2.574cm"/>
    </style:style>
    <style:style style:name="co27" style:family="table-column">
      <style:table-column-properties fo:break-before="auto" style:column-width="1.566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1"/>
        <table:table-column table:style-name="co14" table:default-cell-style-name="ce19"/>
        <table:table-column table:style-name="co22" table:default-cell-style-name="ce23"/>
        <table:table-column table:style-name="co23" table:default-cell-style-name="ce19"/>
        <table:table-column table:style-name="co24" table:number-columns-repeated="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5" table:default-cell-style-name="ce23"/>
        <table:table-column table:style-name="co28" table:default-cell-style-name="ce19"/>
        <table:table-column table:style-name="co29" table:number-columns-repeated="2" table:default-cell-style-name="ce19"/>
        <table:table-column table:style-name="co29" table:default-cell-style-name="ce2"/>
        <table:table-column table:style-name="co30" table:number-columns-repeated="981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 Code</text:p>
          </table:table-cell>
          <table:table-cell table:style-name="ce5" office:value-type="string">
            <text:p>Material Description</text:p>
          </table:table-cell>
          <table:table-cell table:style-name="ce5" office:value-type="string">
            <text:p>HSN Code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 Name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Place Of Supply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5" office:value-type="string">
            <text:p>Incoterms</text:p>
          </table:table-cell>
          <table:table-cell table:style-name="ce13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SGST</text:p>
          </table:table-cell>
          <table:table-cell table:style-name="ce18" office:value-type="string">
            <text:p>CGST</text:p>
          </table:table-cell>
          <table:table-cell table:style-name="ce18" office:value-type="string">
            <text:p>IGS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18" office:value-type="string">
            <text:p>Value(USD)</text:p>
          </table:table-cell>
          <table:table-cell table:style-name="ce18" office:value-type="string">
            <text:p>Ex.Rate</text:p>
          </table:table-cell>
          <table:table-cell table:style-name="ce5" office:value-type="string">
            <text:p>Other Info.</text:p>
          </table:table-cell>
          <table:table-cell table:number-columns-repeated="981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product_id%20and%20line.product_id.hsn_code%20or%20''" xlink:type="simple">hsn cod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place_of_supply%20%20or%20''" xlink:type="simple">place of supply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table:style-name="ce11" office:value-type="string">
                  <text:p><text:a xlink:href="python://line.invoice_id.sale_id.incoterms_id.code%20or%200" xlink:type="simple">incoterms</text:a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line.invoice_id.amount_total_sgst_tax%20or%200.0" xlink:type="simple">SGST</text:a></text:p>
                </table:table-cell>
                <table:table-cell office:value-type="string">
                  <text:p><text:a xlink:href="python://line.invoice_id.amount_total_cgst_tax%20or%200.0" xlink:type="simple">CGST</text:a></text:p>
                </table:table-cell>
                <table:table-cell office:value-type="string">
                  <text:p><text:a xlink:href="python://line.invoice_id.amount_total_igst_tax%20or%200.0" xlink:type="simple">IGS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%20*%20line.quantity)%20or%20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table:style-name="ce23" office:value-type="string">
                  <text:p><text:a xlink:href="python://get_usd_amt(line.invoice_id.currency_id.name,line.invoice_id.amount_total)" xlink:type="simple">value(usd)</text:a></text:p>
                </table:table-cell>
                <table:table-cell table:style-name="ce23" office:value-type="string">
                  <text:p><text:a xlink:href="python://get_ex_rate(line.invoice_id.currency_id.name,line.invoice_id.amount_total_inr,line.invoice_id.amount_total)%20or%200.00" xlink:type="simple">exrate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1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7"/>
                <table:table-cell table:style-name="ce14"/>
                <table:table-cell table:number-columns-repeated="996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Default"/>
                <table:table-cell table:style-name="ce12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office:value-type="string">
                  <text:p><text:a xlink:href="python://round(get_total(get_invoice(),'price_unit'),0)%20or%200.00" xlink:type="simple">tot_unit</text:a></text:p>
                </table:table-cell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sgst_subtotal'),0)%20or%200.00" xlink:type="simple">sgst_subtotal</text:a></text:p>
                </table:table-cell>
                <table:table-cell office:value-type="string">
                  <text:p><text:a xlink:href="python://round(get_total(get_invoice(),'cgst_subtotal'),0)%20or%200.00" xlink:type="simple">cgst_subtotal</text:a></text:p>
                </table:table-cell>
                <table:table-cell office:value-type="string">
                  <text:p><text:a xlink:href="python://round(get_total(get_invoice(),'igst_subtotal'),0)%20or%200.00" xlink:type="simple">igst_subtotal</text:a></text:p>
                </table:table-cell>
                <table:table-cell office:value-type="string">
                  <text:p><text:a xlink:href="python://round(get_total(get_invoice(),'tcs_subtotal'),0)%20or%200.00" xlink:type="simple">tcs_subtotal</text:a></text:p>
                </table:table-cell>
                <table:table-cell office:value-type="string">
                  <text:p><text:a xlink:href="python://round(get_total(get_invoice(),'freight'),0)%20or%200.00" xlink:type="simple">freight</text:a></text:p>
                </table:table-cell>
                <table:table-cell office:value-type="string">
                  <text:p><text:a xlink:href="python://round(get_total(get_invoice(),'insurance'),0)%20or%200.00" xlink:type="simple">insurance</text:a></text:p>
                </table:table-cell>
                <table:table-cell office:value-type="string">
                  <text:p><text:a xlink:href="python://round(get_total(get_invoice(),'other'),0)%20or%200.00" xlink:type="simple">other charges</text:a></text:p>
                </table:table-cell>
                <table:table-cell table:style-name="ce12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4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7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9"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7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9"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7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9"/>
              </table:table-row>
            </table:table-row-group>
            <table:table-row table:style-name="ro2">
              <table:table-cell table:style-name="ce4" table:number-columns-repeated="27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9"/>
            </table:table-row>
          </table:table-row-group>
          <table:table-row table:style-name="ro2">
            <table:table-cell table:style-name="ce4" table:number-columns-repeated="27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9"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7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 table:number-columns-repeated="3"/>
                <table:table-cell table:style-name="ce3"/>
                <table:table-cell table:style-name="ce27" table:number-columns-repeated="972"/>
                <table:table-cell table:number-columns-repeated="9"/>
              </table:table-row>
            </table:table-row-group>
            <table:table-row table:style-name="ro2">
              <table:table-cell table:style-name="ce4" table:number-columns-repeated="27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 table:number-columns-repeated="3"/>
              <table:table-cell table:style-name="ce4"/>
              <table:table-cell table:style-name="ce27" table:number-columns-repeated="972"/>
              <table:table-cell table:number-columns-repeated="9"/>
            </table:table-row>
          </table:table-row-group>
          <table:table-row table:style-name="ro2">
            <table:table-cell table:style-name="ce4" table:number-columns-repeated="27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 table:number-columns-repeated="3"/>
            <table:table-cell table:style-name="ce4"/>
            <table:table-cell table:style-name="ce27" table:number-columns-repeated="972"/>
            <table:table-cell table:number-columns-repeated="9"/>
          </table:table-row>
        </table:table-row-group>
        <table:table-row table:style-name="ro2">
          <table:table-cell table:style-name="ce4" table:number-columns-repeated="27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 table:number-columns-repeated="3"/>
          <table:table-cell table:style-name="ce4"/>
          <table:table-cell table:style-name="ce27" table:number-columns-repeated="972"/>
          <table:table-cell table:number-columns-repeated="9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7-09-08T13:31:47</dc:date>
    <meta:editing-cycles>182</meta:editing-cycles>
    <meta:generator>LibreOffice/3.5$Linux_x86 LibreOffice_project/350m1$Build-2</meta:generator>
    <meta:editing-duration>PT11H25M51S</meta:editing-duration>
    <dc:creator>dev129 </dc:creator>
    <meta:document-statistic meta:table-count="1" meta:cell-count="104" meta:object-count="0"/>
    <meta:template xlink:type="simple" xlink:actuate="onRequest" xlink:title="Normal.dotm" xlink:href=""/>
  </office:meta>
</office:document-meta>
</file>